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e69a" officeooo:paragraph-rsid="0002e69a"/>
    </style:style>
    <style:style style:name="P2" style:family="paragraph" style:parent-style-name="Standard">
      <style:text-properties officeooo:rsid="0002e69a" officeooo:paragraph-rsid="00084643"/>
    </style:style>
    <style:style style:name="P3" style:family="paragraph" style:parent-style-name="Standard">
      <style:text-properties fo:font-weight="bold" officeooo:rsid="0005d113" officeooo:paragraph-rsid="0005d113" style:font-weight-asian="bold" style:font-weight-complex="bold"/>
    </style:style>
    <style:style style:name="P4" style:family="paragraph" style:parent-style-name="Standard">
      <style:text-properties fo:font-weight="bold" officeooo:rsid="0006518a" officeooo:paragraph-rsid="0006518a" style:font-weight-asian="bold" style:font-weight-complex="bold"/>
    </style:style>
    <style:style style:name="P5" style:family="paragraph" style:parent-style-name="Standard">
      <style:text-properties fo:font-weight="bold" officeooo:rsid="00132a73" officeooo:paragraph-rsid="00132a73" style:font-weight-asian="bold" style:font-weight-complex="bold"/>
    </style:style>
    <style:style style:name="P6" style:family="paragraph" style:parent-style-name="Standard">
      <style:text-properties fo:font-weight="bold" officeooo:rsid="0018bfc7" officeooo:paragraph-rsid="0018bfc7" style:font-weight-asian="bold" style:font-weight-complex="bold"/>
    </style:style>
    <style:style style:name="P7" style:family="paragraph" style:parent-style-name="Standard">
      <style:text-properties fo:font-weight="bold" officeooo:rsid="001fed94" officeooo:paragraph-rsid="001fed94" style:font-weight-asian="bold" style:font-weight-complex="bold"/>
    </style:style>
    <style:style style:name="P8" style:family="paragraph" style:parent-style-name="Standard">
      <style:text-properties fo:font-weight="bold" officeooo:rsid="0026d39a" officeooo:paragraph-rsid="0026d39a" style:font-weight-asian="bold" style:font-weight-complex="bold"/>
    </style:style>
    <style:style style:name="P9" style:family="paragraph" style:parent-style-name="Standard">
      <style:text-properties fo:font-weight="bold" officeooo:rsid="002847e1" officeooo:paragraph-rsid="002847e1" style:font-weight-asian="bold" style:font-weight-complex="bold"/>
    </style:style>
    <style:style style:name="P10" style:family="paragraph" style:parent-style-name="Standard">
      <style:text-properties fo:font-weight="bold" officeooo:rsid="002847e1" officeooo:paragraph-rsid="002a4f51" style:font-weight-asian="bold" style:font-weight-complex="bold"/>
    </style:style>
    <style:style style:name="P11" style:family="paragraph" style:parent-style-name="Standard">
      <style:text-properties fo:font-weight="bold" officeooo:rsid="002c4e89" officeooo:paragraph-rsid="002c4e89" style:font-weight-asian="bold" style:font-weight-complex="bold"/>
    </style:style>
    <style:style style:name="P12" style:family="paragraph" style:parent-style-name="Standard">
      <style:text-properties fo:font-weight="bold" officeooo:rsid="002e245f" officeooo:paragraph-rsid="002e245f" style:font-weight-asian="bold" style:font-weight-complex="bold"/>
    </style:style>
    <style:style style:name="P13" style:family="paragraph" style:parent-style-name="Standard">
      <style:text-properties fo:font-weight="bold" officeooo:rsid="00304941" officeooo:paragraph-rsid="00304941" style:font-weight-asian="bold" style:font-weight-complex="bold"/>
    </style:style>
    <style:style style:name="P14" style:family="paragraph" style:parent-style-name="Standard">
      <style:text-properties fo:font-weight="bold" officeooo:rsid="0030f87e" officeooo:paragraph-rsid="0030f87e" style:font-weight-asian="bold" style:font-weight-complex="bold"/>
    </style:style>
    <style:style style:name="P15" style:family="paragraph" style:parent-style-name="Standard">
      <style:text-properties fo:font-weight="bold" officeooo:rsid="0033d662" officeooo:paragraph-rsid="0033d662" style:font-weight-asian="bold" style:font-weight-complex="bold"/>
    </style:style>
    <style:style style:name="P16" style:family="paragraph" style:parent-style-name="Standard">
      <style:text-properties fo:font-weight="bold" officeooo:rsid="0034a9c1" officeooo:paragraph-rsid="0034a9c1" style:font-weight-asian="bold" style:font-weight-complex="bold"/>
    </style:style>
    <style:style style:name="P17" style:family="paragraph" style:parent-style-name="Standard">
      <style:text-properties fo:font-weight="bold" officeooo:rsid="00357b1b" officeooo:paragraph-rsid="00357b1b" style:font-weight-asian="bold" style:font-weight-complex="bold"/>
    </style:style>
    <style:style style:name="P18" style:family="paragraph" style:parent-style-name="Standard">
      <style:text-properties officeooo:rsid="0000fc15" officeooo:paragraph-rsid="0000fc15"/>
    </style:style>
    <style:style style:name="P19" style:family="paragraph" style:parent-style-name="Standard">
      <style:text-properties officeooo:rsid="000b476b" officeooo:paragraph-rsid="000b476b"/>
    </style:style>
    <style:style style:name="P20" style:family="paragraph" style:parent-style-name="Standard">
      <style:text-properties fo:font-weight="normal" officeooo:rsid="00132a73" officeooo:paragraph-rsid="00132a73" style:font-weight-asian="normal" style:font-weight-complex="normal"/>
    </style:style>
    <style:style style:name="P21" style:family="paragraph" style:parent-style-name="Standard">
      <style:text-properties fo:font-weight="normal" officeooo:rsid="0013fa2c" officeooo:paragraph-rsid="0013fa2c" style:font-weight-asian="normal" style:font-weight-complex="normal"/>
    </style:style>
    <style:style style:name="P22" style:family="paragraph" style:parent-style-name="Standard">
      <style:text-properties fo:font-weight="normal" officeooo:rsid="0015b2a6" officeooo:paragraph-rsid="0015b2a6" style:font-weight-asian="normal" style:font-weight-complex="normal"/>
    </style:style>
    <style:style style:name="P23" style:family="paragraph" style:parent-style-name="Standard">
      <style:text-properties fo:font-weight="normal" officeooo:rsid="001b33f3" officeooo:paragraph-rsid="001b33f3" style:font-weight-asian="normal" style:font-weight-complex="normal"/>
    </style:style>
    <style:style style:name="P24" style:family="paragraph" style:parent-style-name="Standard">
      <style:text-properties fo:font-weight="normal" officeooo:rsid="002a4f51" officeooo:paragraph-rsid="002a4f51" style:font-weight-asian="normal" style:font-weight-complex="normal"/>
    </style:style>
    <style:style style:name="P25" style:family="paragraph" style:parent-style-name="Standard">
      <style:text-properties fo:font-weight="normal" officeooo:rsid="000b476b" officeooo:paragraph-rsid="000b476b" style:font-weight-asian="normal" style:font-weight-complex="normal"/>
    </style:style>
    <style:style style:name="P26" style:family="paragraph" style:parent-style-name="Standard">
      <style:text-properties fo:font-weight="normal" officeooo:rsid="000b476b" officeooo:paragraph-rsid="002e245f" style:font-weight-asian="normal" style:font-weight-complex="normal"/>
    </style:style>
    <style:style style:name="P27" style:family="paragraph" style:parent-style-name="Standard">
      <style:text-properties fo:font-weight="normal" officeooo:rsid="002c4e89" officeooo:paragraph-rsid="002c4e89" style:font-weight-asian="normal" style:font-weight-complex="normal"/>
    </style:style>
    <style:style style:name="P28" style:family="paragraph" style:parent-style-name="Standard">
      <style:text-properties fo:font-weight="normal" officeooo:rsid="002c4e89" officeooo:paragraph-rsid="002e9bc4" style:font-weight-asian="normal" style:font-weight-complex="normal"/>
    </style:style>
    <style:style style:name="P29" style:family="paragraph" style:parent-style-name="Standard">
      <style:text-properties fo:font-weight="normal" officeooo:rsid="002e245f" officeooo:paragraph-rsid="002e245f" style:font-weight-asian="normal" style:font-weight-complex="normal"/>
    </style:style>
    <style:style style:name="P30" style:family="paragraph" style:parent-style-name="Standard">
      <style:text-properties fo:font-weight="normal" officeooo:rsid="002e9bc4" officeooo:paragraph-rsid="002e9bc4" style:font-weight-asian="normal" style:font-weight-complex="normal"/>
    </style:style>
    <style:style style:name="P31" style:family="paragraph" style:parent-style-name="Standard">
      <style:text-properties fo:font-weight="normal" officeooo:rsid="00304941" officeooo:paragraph-rsid="00304941" style:font-weight-asian="normal" style:font-weight-complex="normal"/>
    </style:style>
    <style:style style:name="P32" style:family="paragraph" style:parent-style-name="Standard">
      <style:text-properties fo:font-weight="normal" officeooo:rsid="0030c1b0" officeooo:paragraph-rsid="0030c1b0" style:font-weight-asian="normal" style:font-weight-complex="normal"/>
    </style:style>
    <style:style style:name="P33" style:family="paragraph" style:parent-style-name="Standard">
      <style:text-properties fo:font-weight="normal" officeooo:rsid="0030f87e" officeooo:paragraph-rsid="0030f87e" style:font-weight-asian="normal" style:font-weight-complex="normal"/>
    </style:style>
    <style:style style:name="P34" style:family="paragraph" style:parent-style-name="Standard">
      <style:text-properties fo:font-weight="normal" officeooo:rsid="0033d662" officeooo:paragraph-rsid="0033d662" style:font-weight-asian="normal" style:font-weight-complex="normal"/>
    </style:style>
    <style:style style:name="P35" style:family="paragraph" style:parent-style-name="Standard">
      <style:text-properties fo:font-weight="normal" officeooo:rsid="0033fbdc" officeooo:paragraph-rsid="0033fbdc" style:font-weight-asian="normal" style:font-weight-complex="normal"/>
    </style:style>
    <style:style style:name="P36" style:family="paragraph" style:parent-style-name="Standard">
      <style:text-properties fo:font-weight="normal" officeooo:rsid="0034a9c1" officeooo:paragraph-rsid="0034a9c1" style:font-weight-asian="normal" style:font-weight-complex="normal"/>
    </style:style>
    <style:style style:name="P37" style:family="paragraph" style:parent-style-name="Standard">
      <style:text-properties officeooo:paragraph-rsid="00132a73"/>
    </style:style>
    <style:style style:name="P38" style:family="paragraph" style:parent-style-name="Standard">
      <style:text-properties officeooo:rsid="0019e774" officeooo:paragraph-rsid="0019e774"/>
    </style:style>
    <style:style style:name="P39" style:family="paragraph" style:parent-style-name="Standard">
      <style:text-properties officeooo:rsid="000ce801" officeooo:paragraph-rsid="000ce801"/>
    </style:style>
    <style:style style:name="P40" style:family="paragraph" style:parent-style-name="Standard">
      <style:text-properties fo:font-size="16pt" fo:font-weight="bold" officeooo:rsid="001048c8" officeooo:paragraph-rsid="00112f89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8pt" fo:font-weight="bold" officeooo:rsid="000b476b" officeooo:paragraph-rsid="000b476b" style:font-size-asian="18pt" style:font-weight-asian="bold" style:font-size-complex="18pt" style:font-weight-complex="bold"/>
    </style:style>
    <style:style style:name="P42" style:family="paragraph" style:parent-style-name="Standard">
      <style:text-properties officeooo:rsid="001ee112" officeooo:paragraph-rsid="001ee112"/>
    </style:style>
    <style:style style:name="P43" style:family="paragraph" style:parent-style-name="Standard">
      <style:text-properties officeooo:rsid="002373a3" officeooo:paragraph-rsid="002373a3"/>
    </style:style>
    <style:style style:name="P44" style:family="paragraph" style:parent-style-name="Standard">
      <style:text-properties officeooo:rsid="000ddc0b" officeooo:paragraph-rsid="000ddc0b"/>
    </style:style>
    <style:style style:name="P45" style:family="paragraph" style:parent-style-name="Standard">
      <style:text-properties officeooo:paragraph-rsid="002373a3"/>
    </style:style>
    <style:style style:name="P46" style:family="paragraph" style:parent-style-name="Standard">
      <style:text-properties officeooo:paragraph-rsid="0026d39a"/>
    </style:style>
    <style:style style:name="P47" style:family="paragraph" style:parent-style-name="Standard">
      <style:text-properties officeooo:rsid="0026d39a" officeooo:paragraph-rsid="0026d39a"/>
    </style:style>
    <style:style style:name="P48" style:family="paragraph" style:parent-style-name="Standard">
      <style:text-properties officeooo:rsid="00304941" officeooo:paragraph-rsid="00304941"/>
    </style:style>
    <style:style style:name="P49" style:family="paragraph" style:parent-style-name="Standard">
      <style:text-properties fo:font-weight="normal" officeooo:rsid="000b476b" officeooo:paragraph-rsid="000b476b" style:font-weight-asian="normal" style:font-weight-complex="normal"/>
    </style:style>
    <style:style style:name="P50" style:family="paragraph" style:parent-style-name="Standard">
      <style:text-properties fo:font-weight="bold" officeooo:rsid="00385fbd" officeooo:paragraph-rsid="00385fbd" style:font-weight-asian="bold" style:font-weight-complex="bold"/>
    </style:style>
    <style:style style:name="P51" style:family="paragraph" style:parent-style-name="Standard">
      <style:text-properties fo:language="en" fo:country="US" fo:font-weight="normal" officeooo:rsid="0038bae9" officeooo:paragraph-rsid="0038bae9" style:font-weight-asian="normal" style:font-weight-complex="normal"/>
    </style:style>
    <style:style style:name="T1" style:family="text">
      <style:text-properties officeooo:rsid="000ddc0b"/>
    </style:style>
    <style:style style:name="T2" style:family="text">
      <style:text-properties officeooo:rsid="00112f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ca55" style:font-weight-asian="bold" style:font-weight-complex="bold"/>
    </style:style>
    <style:style style:name="T5" style:family="text">
      <style:text-properties fo:font-weight="bold" officeooo:rsid="001ee112" style:font-weight-asian="bold" style:font-weight-complex="bold"/>
    </style:style>
    <style:style style:name="T6" style:family="text">
      <style:text-properties fo:font-weight="bold" officeooo:rsid="00219d61" style:font-weight-asian="bold" style:font-weight-complex="bold"/>
    </style:style>
    <style:style style:name="T7" style:family="text">
      <style:text-properties fo:font-weight="bold" officeooo:rsid="002373a3" style:font-weight-asian="bold" style:font-weight-complex="bold"/>
    </style:style>
    <style:style style:name="T8" style:family="text">
      <style:text-properties fo:font-weight="bold" officeooo:rsid="0026d39a" style:font-weight-asian="bold" style:font-weight-complex="bold"/>
    </style:style>
    <style:style style:name="T9" style:family="text">
      <style:text-properties fo:font-weight="bold" officeooo:rsid="002c4e89" style:font-weight-asian="bold" style:font-weight-complex="bold"/>
    </style:style>
    <style:style style:name="T10" style:family="text">
      <style:text-properties fo:font-weight="bold" officeooo:rsid="0030f87e" style:font-weight-asian="bold" style:font-weight-complex="bold"/>
    </style:style>
    <style:style style:name="T11" style:family="text">
      <style:text-properties officeooo:rsid="0019b443"/>
    </style:style>
    <style:style style:name="T12" style:family="text">
      <style:text-properties fo:font-weight="normal" officeooo:rsid="00132a73" style:font-weight-asian="normal" style:font-weight-complex="normal"/>
    </style:style>
    <style:style style:name="T13" style:family="text">
      <style:text-properties fo:font-weight="normal" officeooo:rsid="001b33f3" style:font-weight-asian="normal" style:font-weight-complex="normal"/>
    </style:style>
    <style:style style:name="T14" style:family="text">
      <style:text-properties officeooo:rsid="00219d61"/>
    </style:style>
    <style:style style:name="T15" style:family="text">
      <style:text-properties style:text-line-through-style="none" style:text-line-through-type="none" officeooo:rsid="00219d61"/>
    </style:style>
    <style:style style:name="T16" style:family="text">
      <style:text-properties style:text-line-through-style="none" style:text-line-through-type="none" fo:font-weight="bold" officeooo:rsid="00219d61" style:font-weight-asian="bold" style:font-weight-complex="bold"/>
    </style:style>
    <style:style style:name="T17" style:family="text">
      <style:text-properties officeooo:rsid="002373a3"/>
    </style:style>
    <style:style style:name="T18" style:family="text">
      <style:text-properties officeooo:rsid="0026d39a"/>
    </style:style>
    <style:style style:name="T19" style:family="text">
      <style:text-properties officeooo:rsid="002c4e89"/>
    </style:style>
    <style:style style:name="T20" style:family="text">
      <style:text-properties officeooo:rsid="002e9bc4"/>
    </style:style>
    <style:style style:name="T21" style:family="text">
      <style:text-properties officeooo:rsid="0030c1b0"/>
    </style:style>
    <style:style style:name="T22" style:family="text">
      <style:text-properties officeooo:rsid="0030f87e"/>
    </style:style>
    <style:style style:name="T23" style:family="text">
      <style:text-properties officeooo:rsid="0032b8cb"/>
    </style:style>
    <style:style style:name="T24" style:family="text">
      <style:text-properties officeooo:rsid="0033fb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fault port 5432</text:p>
      <text:p text:style-name="P9"/>
      <text:p text:style-name="P24">database cluster – several databases, managed by single DBMS</text:p>
      <text:p text:style-name="P10"/>
      <text:p text:style-name="P19">initdb – set data-location<text:span text:style-name="T23">(with DB content)</text:span></text:p>
      <text:p text:style-name="P2">psql -l list available db’s</text:p>
      <text:p text:style-name="P5">psql -c <text:s/>“type command here” -U &lt;act as who, alternatively set env. var PGUSER&gt;</text:p>
      <text:p text:style-name="P18">createdb mytestdb <text:span text:style-name="T6">or</text:span><text:span text:style-name="T14"> createdb -</text:span><text:span text:style-name="T15">T template0 mytestdb </text:span><text:span text:style-name="T16">to create from template</text:span></text:p>
      <text:p text:style-name="P1">psql mytestdb – connect to db, now you may write queries. \q – exit</text:p>
      <text:p text:style-name="P1"/>
      <text:p text:style-name="P1"/>
      <text:p text:style-name="P13">Postgres has files in directories</text:p>
      <text:p text:style-name="P31">/etc/postgresql</text:p>
      <text:p text:style-name="P31">/var/lib/postgresql</text:p>
      <text:p text:style-name="P33"><text:span text:style-name="T3">Postgres default user</text:span>: postgres. Without password.</text:p>
      <text:p text:style-name="P48"/>
      <text:p text:style-name="P40">Postgress roles<text:span text:style-name="T2">(</text:span>users<text:span text:style-name="T2">)</text:span></text:p>
      <text:p text:style-name="P22">Roles are global.</text:p>
      <text:p text:style-name="P20">Create <text:span text:style-name="T11">role</text:span>: psql -c “CREATE ROLE &lt;name&gt; <text:span text:style-name="T11">&lt;list of role’s attributes: LOGIN, <text:s/>CREATEDB, PASSWORD &lt;single quoted string?&gt;&gt;</text:span>;”</text:p>
      <text:p text:style-name="P20"/>
      <text:p text:style-name="P20">Delete <text:span text:style-name="T11">role</text:span>: psql -c “DROP ROLE &lt;name&gt;;” <text:span text:style-name="T4">But first reassing objects(tables, dbs) owned by role – </text:span><text:span text:style-name="T5">see bolow</text:span><text:span text:style-name="T4">.</text:span></text:p>
      <text:p text:style-name="P20"/>
      <text:p text:style-name="P23">“max” and “deny” are <text:span text:style-name="T3">roles.</text:span></text:p>
      <text:p text:style-name="P37"><text:span text:style-name="T12">GRANT group_role TO m</text:span><text:span text:style-name="T13">ax</text:span><text:span text:style-name="T12">, </text:span><text:span text:style-name="T13">deny</text:span><text:span text:style-name="T12">... ;</text:span></text:p>
      <text:p text:style-name="P37"><text:span text:style-name="T12">REVOKE group_role FROM m</text:span><text:span text:style-name="T13">ax</text:span><text:span text:style-name="T12">, </text:span><text:span text:style-name="T13">deny</text:span><text:span text:style-name="T12">... ;</text:span></text:p>
      <text:p text:style-name="P21"/>
      <text:p text:style-name="P21">List names of existing roles: psql -c “SELECT rolname FROM pg_roles;”</text:p>
      <text:p text:style-name="P21"/>
      <text:p text:style-name="P38">Change role: psql -c “ALTER ROLE &lt;name&gt; SET … ”</text:p>
      <text:p text:style-name="P38"/>
      <text:p text:style-name="P1"/>
      <text:p text:style-name="P41">Postgress architectute</text:p>
      <text:p text:style-name="P19">Main server process is called “postgres”.</text:p>
      <text:p text:style-name="P11">To start server</text:p>
      <text:p text:style-name="P25">postgres -D /usr/local/pgsql/data</text:p>
      <text:p text:style-name="P26">-<text:span text:style-name="T19">D – to define where databases exist. Path may be defined in env. Var. </text:span><text:span text:style-name="T9">PGDATA</text:span><text:span text:style-name="T19">.</text:span></text:p>
      <text:p text:style-name="P14">or</text:p>
      <text:p text:style-name="P33">service postgresql start</text:p>
      <text:p text:style-name="P33">Runs postgres as service. Also can stop | status</text:p>
      <text:p text:style-name="P12">or</text:p>
      <text:p text:style-name="P29">pg_ctl <text:span text:style-name="T21">start</text:span></text:p>
      <text:p text:style-name="P32">pg_ctl is used to control DBMS: start/stop/restart/status, <text:span text:style-name="T22">but it is </text:span><text:span text:style-name="T10">NOT</text:span><text:span text:style-name="T22"> exposed(usually wrapped by something else).</text:span></text:p>
      <text:p text:style-name="P25"/>
      <text:p text:style-name="P50">To stop server</text:p>
      <text:p text:style-name="P51"><text:soft-page-break/><text:span text:style-name="T3">Smart shutdown</text:span> – after receiving SIGTERM. Do not allow new connections, but lets to finish job of existing connections. Also waits <text:span text:style-name="T3">online back mode?</text:span> To be deactivated. </text:p>
      <text:p text:style-name="P51">Fast shutdown – after SIGINT. No new connections, existing transactions are terminated. <text:span text:style-name="T3">Online back up mode??</text:span> will also be terminated.</text:p>
      <text:p text:style-name="P51"/>
      <text:p text:style-name="P51"><text:span text:style-name="T3">Immediate shutdown</text:span> – after SIGQUIT.</text:p>
      <text:p text:style-name="P51"/>
      <text:p text:style-name="P25"/>
      <text:p text:style-name="P19">Separate process for each client connection.</text:p>
      <text:p text:style-name="P44"/>
      <text:p text:style-name="P44">Get path of config file: psql -c 'SHOW config_file'</text:p>
      <text:p text:style-name="P19"><text:span text:style-name="T3">postgresql.conf</text:span> – <text:span text:style-name="T1">configuration file: port, ssl-configs, other config files</text:span></text:p>
      <text:p text:style-name="P45"><text:span text:style-name="T7">postgresql.auto.conf</text:span><text:span text:style-name="T17"> – is similar to postgress.conf but is edited automatically via ALTER SYSTEM. It’s values override values from postgresql.conf. Command “</text:span><text:span text:style-name="T7">ALTER DATABASE</text:span><text:span text:style-name="T17"> mydb SET parameter TO value” overrides the same settings bit for particular database.</text:span></text:p>
      <text:p text:style-name="P19"/>
      <text:p text:style-name="P39">pg_hba.conf - “host based authentication”. Defines how user may connect to database. For example: user1 may connect to database1 from ip address 1.1.1.1 only by SSL.</text:p>
      <text:p text:style-name="P39"/>
      <text:p text:style-name="P43">There are 2 template databases: template0 and template1(may modify to apply features to new dbs)</text:p>
      <text:p text:style-name="P43"/>
      <text:p text:style-name="P15">Features</text:p>
      <text:p text:style-name="P15"/>
      <text:p text:style-name="P16">Shared indexes and semaphores</text:p>
      <text:p text:style-name="P36">Shared memory is shared between processes. May be allocated by different mechanisms:</text:p>
      <text:p text:style-name="P36">possible values of <text:span text:style-name="T3">shared_memory_type:</text:span></text:p>
      <text:p text:style-name="P36">sysv – some System V Linux’s feature. There is system level limit for max size of allocated memory</text:p>
      <text:p text:style-name="P36">mmap – anonymous memory, mechanism of postgres</text:p>
      <text:p text:style-name="P36">windows – for windows machines</text:p>
      <text:p text:style-name="P36">Usually postgres uses very small amount of System V and the rest from mmap.</text:p>
      <text:p text:style-name="P17">Number of semaphores depends from number of allowed connections, vacuum deamons, and something else. Pay attention during configuration.</text:p>
      <text:p text:style-name="P17"/>
      <text:p text:style-name="P17"/>
      <text:p text:style-name="P15"/>
      <text:p text:style-name="P15">VACUUM</text:p>
      <text:p text:style-name="P34">Clean old rows, which exist because of <text:span text:style-name="T3">Multi Versioned Locking, </text:span>transactions with old ID in transac<text:span text:style-name="T24">tion log, etc.</text:span></text:p>
      <text:p text:style-name="P35">There are <text:span text:style-name="T3">Standard</text:span> VACUUM and <text:span text:style-name="T3">Full</text:span> Vacuum</text:p>
      <text:p text:style-name="P34">Each delete/update on row leads to using other disk memory for row. Standard vacuum will NOT defragment table, <text:span text:style-name="T24">full – will defragment.</text:span></text:p>
      <text:p text:style-name="P35">There is autovacuum job that may vacuum tables depending on how many inserts/deletes were done since prev. vacuumization.</text:p>
      <text:p text:style-name="P11"/>
      <text:p text:style-name="P11">postgress.conf parameters</text:p>
      <text:p text:style-name="P27">logging_collector – <text:span text:style-name="T20">true/false, enable build-in log manager.</text:span></text:p>
      <text:p text:style-name="P27">log_directory – <text:span text:style-name="T20">string, path where logs-files will be.</text:span></text:p>
      <text:p text:style-name="P28">log_destination – stderr/csvlog/syslog, <text:span text:style-name="T20">comma-separated list of desired log destinations</text:span></text:p>
      <text:p text:style-name="P30">– other parameters for logger(see doc.) –</text:p>
      <text:p text:style-name="P30"><text:soft-page-break/></text:p>
      <text:p text:style-name="P30"/>
      <text:p text:style-name="P27"/>
      <text:p text:style-name="P43"/>
      <text:p text:style-name="P8">Tablespace</text:p>
      <text:p text:style-name="P47">Allows to define where in file system some db objects(tables, indexes) are stored.</text:p>
      <text:p text:style-name="P46"><text:span text:style-name="T3">CREATE TABLESPACE</text:span> fastspace LOCATION '/ssd1/postgresql/data'; <text:span text:style-name="T18">then create table like: </text:span><text:span text:style-name="T8">CREATE TABLE</text:span><text:span text:style-name="T18"> foo(i int) </text:span><text:span text:style-name="T8">TABLESPACE</text:span><text:span text:style-name="T18"> space1;</text:span></text:p>
      <text:p text:style-name="P1"/>
      <text:p text:style-name="P1"/>
      <text:p text:style-name="P4">basic configuration</text:p>
      <text:p text:style-name="P1"><text:a xlink:type="simple" xlink:href="https://www.linode.com/docs/databases/postgresql/how-to-install-postgresql-on-ubuntu-16-04/" text:style-name="Internet_20_link" text:visited-style-name="Visited_20_Internet_20_Link">https://www.linode.com/docs/databases/postgresql/how-to-install-postgresql-on-ubuntu-16-04/</text:a></text:p>
      <text:p text:style-name="P1"/>
      <text:p text:style-name="P1">psql -d testdb -c “sql command here”</text:p>
      <text:p text:style-name="P1">psql -d testdb – f &lt;path to file&gt;</text:p>
      <text:p text:style-name="P1"/>
      <text:p text:style-name="P42">SQL</text:p>
      <text:p text:style-name="P7">Roles(work for specific database)</text:p>
      <text:p text:style-name="P42">Change owner of the table: ALTER TABLE bobs_table OWNER TO alice;</text:p>
      <text:p text:style-name="P42">Change owner of all db objects: REASSIGN OWNED BY bob TO alice;</text:p>
      <text:p text:style-name="P42">Remove owned objects: DROP OWNED BY bob;</text:p>
      <text:p text:style-name="P1"/>
      <text:p text:style-name="P6">Show names of columns</text:p>
      <text:p text:style-name="P1">select column_name, data_type, character_maximum_length</text:p>
      <text:p text:style-name="P1"><text:s text:c="4"/>from INFORMATION_SCHEMA.COLUMNS </text:p>
      <text:p text:style-name="P1"><text:s text:c="4"/>where table_name = 'table_name';</text:p>
      <text:p text:style-name="P1"/>
      <text:p text:style-name="P1"/>
      <text:p text:style-name="P3">stored functions</text:p>
      <text:p text:style-name="P1">https://carto.com/help/working-with-data/sql-stored-procedures/</text:p>
      <text:p text:style-name="P1"/>
      <text:p text:style-name="P1">https://www.linode.com/docs/databases/postgresql/configure-postgresql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5.2$Windows_X86_64 LibreOffice_project/499f9727c189e6ef3471021d6132d4c694f357e5</meta:generator>
    <dc:date>2022-01-30T18:24:39.157000000</dc:date>
    <meta:editing-duration>PT5H51M21S</meta:editing-duration>
    <meta:editing-cycles>41</meta:editing-cycles>
    <meta:document-statistic meta:table-count="0" meta:image-count="0" meta:object-count="0" meta:page-count="3" meta:paragraph-count="79" meta:word-count="630" meta:character-count="4526" meta:non-whitespace-character-count="3942"/>
  </office:meta>
</office:document-meta>
</file>